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0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4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5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7" style:family="paragraph" style:parent-style-name="Preformatted_20_Text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28" style:family="paragraph" style:parent-style-name="Preformatted_20_Text">
      <style:paragraph-properties fo:text-align="center" style:justify-single-word="false" fo:break-before="page"/>
      <style:text-properties fo:font-size="13pt" fo:font-weight="normal" style:font-size-asian="13pt" style:font-weight-asian="normal" style:font-size-complex="13pt" style:font-weight-complex="normal"/>
    </style:style>
    <style:style style:name="P29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5">A Voskhod (Vland)</text:p>
      <text:p text:style-name="P15">0708 Voskhod</text:p>
      <text:p text:style-name="P11"/>
      <text:p text:style-name="P11"/>
      <text:p text:style-name="P11"/>
      <text:p text:style-name="P12">maggot.iiss@sky.com</text:p>
      <text:p text:style-name="P11"/>
      <text:p text:style-name="P11"/>
      <text:p text:style-name="P12"/>
      <text:p text:style-name="P14">World guide</text:p>
      <text:p text:style-name="P12"/>
      <text:p text:style-name="P15">General Details for Imperial Forces</text:p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18">Does not contain rules:</text:p>
      <text:p text:style-name="P18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19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5">A Voskhod (Vland)</text:p>
      <text:p text:style-name="P16">0708 Voskhod</text:p>
      <text:p text:style-name="P1"/>
      <text:p text:style-name="P3">The Traveller game in all forms is owned by Far Future Enterprises. </text:p>
      <text:p text:style-name="P3">Copyright 1977 - 2018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1"/>
      <text:p text:style-name="P4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5"/>
      <text:p text:style-name="P5">Nihil verum nisi mors</text:p>
      <text:p text:style-name="P22"><draw:frame draw:style-name="fr5" draw:name="graphics2" text:anchor-type="paragraph" svg:x="6.178in" svg:width="0.5in" svg:height="0.5in" draw:z-index="7"><draw:image xlink:href="Pictures/100002000000003000000030993851C4.gif" xlink:type="simple" xlink:show="embed" xlink:actuate="onLoad"/></draw:frame><draw:frame draw:style-name="fr6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5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6" draw:name="graphics16" text:anchor-type="paragraph" svg:width="0.5in" svg:height="0.5in" draw:z-index="4"><draw:image xlink:href="Pictures/1000000000000030000000307E607FC9.gif" xlink:type="simple" xlink:show="embed" xlink:actuate="onLoad"/></draw:frame>Only Death is Real!</text:p>
      <text:p text:style-name="P27"/>
      <text:p text:style-name="P20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20"/>
      <text:p text:style-name="P20"/>
      <text:p text:style-name="P20"/>
      <text:p text:style-name="P20"/>
      <text:p text:style-name="P25"><text:span text:style-name="T6">ORBIT</text:span> PATHS</text:p>
      <text:p text:style-name="P21">Red = Inner: <text:s text:c="2"/>Gress = Habitable: <text:s text:c="2"/>Blue = Outer</text:p>
      <text:p text:style-name="P21">Pink Bar = 10D <text:s/>Blue Bar = 100 D <text:s/>Grey Bar = 1000D</text:p>
      <text:p text:style-name="P21"/>
      <text:p text:style-name="P23">5FW STYLE SYSTEM BOX</text:p>
      <text:p text:style-name="P24">Outer Box = TAS zone</text:p>
      <text:p text:style-name="P24">Inner Box = Atmosphere</text:p>
      <text:p text:style-name="P24">Green Circle = Size</text:p>
      <text:p text:style-name="P24">Blue Circle = Hydrographics</text:p>
      <text:p text:style-name="P21"/>
      <text:p text:style-name="P24"/>
      <text:p text:style-name="P24"/>
      <text:p text:style-name="P28"/>
      <text:p text:style-name="P26"><draw:frame draw:style-name="fr9" draw:name="graphics1" text:anchor-type="paragraph" svg:width="6.6929in" svg:height="8.3791in" draw:z-index="11"><draw:image xlink:href="Pictures/100000000000030A000003CED038CCB6.gif" xlink:type="simple" xlink:show="embed" xlink:actuate="onLoad"/></draw:frame></text:p>
      <text:p text:style-name="P29">//=============================================================================</text:p>
      <text:p text:style-name="P26"/>
      <text:p text:style-name="P26"/>
      <text:p text:style-name="P26"><text:tab/>VLAND</text:p>
      <text:p text:style-name="P26"><text:tab/>https://wiki.travellerrpg.com/Vland_Sector</text:p>
      <text:p text:style-name="P26"/>
      <text:p text:style-name="P26">A Voskhod</text:p>
      <text:p text:style-name="P26">https://wiki.travellerrpg.com/Voskhod_Subsector</text:p>
      <text:p text:style-name="P26">https://wiki.travellerrpg.com/Voskhod_(world)</text:p>
      <text:p text:style-name="P26">B Vhodan</text:p>
      <text:p text:style-name="P26">https://wiki.travellerrpg.com/Vhodan_Subsector</text:p>
      <text:p text:style-name="P26">https://wiki.travellerrpg.com/Vhodan_(world)</text:p>
      <text:p text:style-name="P26">C Anarsi</text:p>
      <text:p text:style-name="P26">https://wiki.travellerrpg.com/Anarsi_Subsector</text:p>
      <text:p text:style-name="P26">https://wiki.travellerrpg.com/Anarsi_(world)</text:p>
      <text:p text:style-name="P26">D Theton</text:p>
      <text:p text:style-name="P26">https://wiki.travellerrpg.com/Theton_Subsector</text:p>
      <text:p text:style-name="P26">https://wiki.travellerrpg.com/Theton_(world)</text:p>
      <text:p text:style-name="P26"/>
      <text:p text:style-name="P26">E Lalaki Kharir</text:p>
      <text:p text:style-name="P26">https://wiki.travellerrpg.com/Lalaki_Kharir_Subsector</text:p>
      <text:p text:style-name="P26">None</text:p>
      <text:p text:style-name="P26">F Kagamira</text:p>
      <text:p text:style-name="P26">https://wiki.travellerrpg.com/Kagamira_Subsector</text:p>
      <text:p text:style-name="P26">https://wiki.travellerrpg.com/Kagamira_(world)</text:p>
      <text:p text:style-name="P26">G Vland</text:p>
      <text:p text:style-name="P26">https://wiki.travellerrpg.com/Vland_Subsector</text:p>
      <text:p text:style-name="P26">https://wiki.travellerrpg.com/Vland_(world)</text:p>
      <text:p text:style-name="P26">H Shiigus</text:p>
      <text:p text:style-name="P26">https://wiki.travellerrpg.com/Shiigus_Subsector</text:p>
      <text:p text:style-name="P26">https://wiki.travellerrpg.com/Shiigus_(world)</text:p>
      <text:p text:style-name="P26"/>
      <text:p text:style-name="P26">I Dusa</text:p>
      <text:p text:style-name="P26">https://wiki.travellerrpg.com/Dusa_Subsector</text:p>
      <text:p text:style-name="P26">None</text:p>
      <text:p text:style-name="P26">J Akumid</text:p>
      <text:p text:style-name="P26">https://wiki.travellerrpg.com/Akumid_Subsector</text:p>
      <text:p text:style-name="P26">https://wiki.travellerrpg.com/Akumid_(world)</text:p>
      <text:p text:style-name="P26">K Kasear</text:p>
      <text:p text:style-name="P26">https://wiki.travellerrpg.com/Kasear_Subsector</text:p>
      <text:p text:style-name="P26">https://wiki.travellerrpg.com/Kasear_(world)</text:p>
      <text:p text:style-name="P26">L Anakod</text:p>
      <text:p text:style-name="P26">https://wiki.travellerrpg.com/Anakod_Subsector</text:p>
      <text:p text:style-name="P26">https://wiki.travellerrpg.com/Anakod_(world)</text:p>
      <text:p text:style-name="P26"/>
      <text:p text:style-name="P26">M Parsi</text:p>
      <text:p text:style-name="P26">https://wiki.travellerrpg.com/Parsi_Subsector</text:p>
      <text:p text:style-name="P26">https://wiki.travellerrpg.com/Parsi_(world)</text:p>
      <text:p text:style-name="P26">N Daangiilu</text:p>
      <text:p text:style-name="P26">https://wiki.travellerrpg.com/Daangiilu_Subsector</text:p>
      <text:p text:style-name="P26">https://wiki.travellerrpg.com/Daangiilu_(world)</text:p>
      <text:p text:style-name="P26">O Nulisud</text:p>
      <text:p text:style-name="P26">https://wiki.travellerrpg.com/Nulisud_Subsector</text:p>
      <text:p text:style-name="P26">https://wiki.travellerrpg.com/Nulisud_(world)</text:p>
      <text:p text:style-name="P26">P Kakadan</text:p>
      <text:p text:style-name="P26">https://wiki.travellerrpg.com/Kakadan_Subsector</text:p>
      <text:p text:style-name="P26">https://wiki.travellerrpg.com/Kakadan_(world)</text:p>
      <text:p text:style-name="P26"/>
      <text:p text:style-name="P26">//=============================================================================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3-19T11:13:23.94</dc:date>
    <dc:creator>Mark Ferguson</dc:creator>
    <meta:editing-duration>P1DT13H29M10S</meta:editing-duration>
    <meta:editing-cycles>267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31" meta:character-count="3916"/>
  </office:meta>
</office:document-meta>
</file>